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70000013B78A8E1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fo:min-height="3.05cm" fo:padding-top="0.175cm" fo:padding-bottom="0.175cm" fo:padding-left="0.3cm" fo:padding-right="0.3cm"/>
    </style:style>
    <style:style style:name="gr4" style:family="graphic" style:parent-style-name="standard">
      <style:graphic-properties draw:fill="solid" draw:textarea-vertical-align="middle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cccccc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1c1c1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svg:stroke-width="0.03cm" svg:stroke-color="#000000" draw:marker-start-width="0.095cm" draw:marker-end-width="0.095cm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2cm" svg:stroke-color="#ff3333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1c1c1c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fill="solid" draw:fill-color="#000000" draw:textarea-vertical-align="middle" draw:auto-grow-height="false" fo:min-height="0.749cm" fo:min-width="0.499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04cm" svg:stroke-color="#000000" draw:marker-start-width="0.11cm" draw:marker-end-width="0.11cm" draw:fill="none" draw:textarea-vertical-align="middle" fo:padding-top="0.145cm" fo:padding-bottom="0.145cm" fo:padding-left="0.27cm" fo:padding-right="0.27cm"/>
    </style:style>
    <style:style style:name="gr23" style:family="graphic" style:parent-style-name="standard">
      <style:graphic-properties svg:stroke-width="0.04cm" svg:stroke-color="#000000" draw:marker-start-width="0.11cm" draw:marker-end-width="0.11cm" draw:textarea-horizontal-align="justify" draw:textarea-vertical-align="middle" draw:auto-grow-height="false" fo:padding-top="0.145cm" fo:padding-bottom="0.145cm" fo:padding-left="0.27cm" fo:padding-right="0.27cm"/>
    </style:style>
    <style:style style:name="gr2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05cm" fo:min-width="3.095cm" fo:padding-top="0.175cm" fo:padding-bottom="0.175cm" fo:padding-left="0.3cm" fo:padding-right="0.3cm"/>
    </style:style>
    <style:style style:name="gr25" style:family="graphic" style:parent-style-name="standard">
      <style:graphic-properties svg:stroke-width="0cm" draw:marker-start-width="0.05cm" draw:marker-end-width="0.05cm" draw:fill="solid" draw:fill-color="#9900ff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svg:stroke-width="0cm" draw:fill="solid" draw:fill-color="#cccccc" draw:textarea-horizontal-align="justify" draw:textarea-vertical-align="middle" draw:auto-grow-height="false"/>
    </style:style>
    <style:style style:name="gr27" style:family="graphic" style:parent-style-name="standard">
      <style:graphic-properties svg:stroke-width="0cm" draw:textarea-horizontal-align="justify" draw:textarea-vertical-align="middle" draw:auto-grow-height="false"/>
    </style:style>
    <style:style style:name="gr28" style:family="graphic" style:parent-style-name="standard">
      <style:graphic-properties svg:stroke-width="0cm" draw:textarea-horizontal-align="justify" draw:textarea-vertical-align="middle" draw:auto-grow-height="false"/>
    </style:style>
    <style:style style:name="gr29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30" style:family="graphic" style:parent-style-name="objectwithoutfill">
      <style:graphic-properties svg:stroke-width="0.03cm" svg:stroke-color="#dddddd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svg:stroke-width="0cm" draw:fill="solid" draw:fill-color="#fff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width="0cm" svg:stroke-color="#000000" draw:fill="none" draw:fill-color="#ffffff" fo:min-height="0.85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75cm" fo:min-width="3.09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25cm" svg:height="7.975cm" svg:x="2cm" svg:y="5.9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7cm" svg:height="0.88cm" svg:x="5.9cm" svg:y="10.95cm">
          <draw:text-box>
            <text:p><text:span text:style-name="T1">Robot</text:span></text:p>
          </draw:text-box>
        </draw:frame>
        <draw:frame draw:style-name="gr3" draw:text-style-name="P3" draw:layer="layout" svg:width="19cm" svg:height="3.4cm" svg:x="1cm" svg:y="1.025cm">
          <draw:text-box>
            <text:p text:style-name="P1"><text:span text:style-name="T2">autoCut</text:span></text:p>
            <text:p text:style-name="P1"><text:span text:style-name="T3"/></text:p>
            <text:p text:style-name="P1"><text:span text:style-name="T3">Overview - Environment</text:span></text:p>
          </draw:text-box>
        </draw:frame>
        <draw:polygon draw:style-name="gr4" draw:text-style-name="P1" draw:layer="layout" svg:width="1.499cm" svg:height="1.024cm" draw:transform="rotate (0.785398163397448) translate (5.9188777079743cm 9.97375144212722cm)" svg:viewBox="0 0 1500 1025" draw:points="0,0 1000,0 1500,500 1000,1000 0,1025">
          <text:p/>
        </draw:polygon>
        <draw:polygon draw:style-name="gr4" draw:text-style-name="P1" draw:layer="layout" svg:width="1.049cm" svg:height="1.024cm" draw:transform="rotate (0.785398163397448) translate (6.97953787975412cm 8.9130912703474cm)" svg:viewBox="0 0 1050 1025" draw:points="500,0 1050,0 1050,1025 500,1025 0,500">
          <text:p/>
        </draw:polygon>
        <draw:custom-shape draw:style-name="gr5" draw:text-style-name="P1" draw:layer="layout" svg:width="0.7cm" svg:height="0.4cm" draw:transform="rotate (0.785398163397448) translate (5.671cm 9.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cm" svg:height="0.4cm" draw:transform="rotate (0.785398163397448) translate (6.714cm 10.6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cm" svg:height="0.4cm" draw:transform="rotate (0.785398163397448) translate (6.962cm 8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0.7cm" svg:height="0.4cm" draw:transform="rotate (0.785398163397448) translate (8.005cm 9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925cm" svg:height="0.925cm" draw:transform="rotate (0.785398163397448) translate (8.217cm 8.453cm)">
          <text:p/>
          <draw:enhanced-geometry draw:glue-point-type="segments" draw:mirror-horizontal="false" draw:mirror-vertical="false" draw:type="mso-spt100" draw:modifiers="-18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0.925cm" svg:height="0.925cm" draw:transform="rotate (-2.35619449019235) translate (8.8cm 7.729cm)">
          <text:p/>
          <draw:enhanced-geometry draw:glue-point-type="segments" draw:mirror-horizontal="false" draw:mirror-vertical="false" draw:type="mso-spt100" draw:modifiers="-180 0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1" draw:layer="layout" svg:width="0.925cm" svg:height="1.05cm" draw:transform="rotate (0.785398163397448) translate (7.81cm 8.0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15cm" svg:height="0.7cm" draw:transform="rotate (0.785398163397448) translate (7.828cm 8.2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4cm" svg:height="0.925cm" draw:transform="rotate (0.785398163397448) translate (5.866cm 10.09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125cm" svg:height="0.125cm" draw:transform="rotate (0.785398163397448) translate (7.315cm 9.9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99cm" svg:height="1.099cm" draw:transform="rotate (-1.83259571459405) translate (8.411cm 9.638cm)">
          <text:p/>
          <draw:enhanced-geometry svg:viewBox="0 0 21600 21600" draw:mirror-horizontal="false" draw:mirror-vertical="false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0.471cm" svg:height="0.471cm" draw:transform="rotate (-1.83259571459405) translate (7.723cm 9.779cm)">
          <text:p/>
          <draw:enhanced-geometry svg:viewBox="0 0 21600 21600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0.785cm" svg:height="0.785cm" draw:transform="rotate (-1.83259571459405) translate (8.068cm 9.709cm)">
          <text:p/>
          <draw:enhanced-geometry svg:viewBox="0 0 21600 21600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ath draw:style-name="gr12" draw:text-style-name="P1" draw:layer="layout" svg:width="7.807cm" svg:height="11.891cm" draw:transform="rotate (1.5707963267949) translate (2.04586702724249cm 13.9190793568381cm)" svg:viewBox="0 0 7808 11892" svg:d="M3097 11805c141 40 257-63 397-53 136 10 275-2 410 0 142 2 288-24 424 13 138 38 273 24 410 40 136 16 274 0 410 0 132 0 268 24 397 0 165-30 276 70 436 66 138-4 274 11 410 13 141 2 285 16 424 0 135-16 269 10 397-39 126-48 256-67 397-93 158-29 205-245 198-397-6-133 13-267-27-397-41-131-59-275-39-410 19-132 31-265 39-397 9-150 13-300 14-449 2-145 0-292 0-437 0-154 0-310 0-463 0-146 11-292 0-436-11-134-65-262-66-397-1-141 0-283 0-424 0-136 0-274 0-410 0-142-1-283 0-423 2-137-3-275 13-410 16-141 28-284 39-424 11-141 18-282 27-423 9-143-41-271-40-410 1-137 9-275-13-410-23-140-5-283-13-423-8-154 15-310-27-463-35-129-22-266-13-397 9-138 37-269 79-410 42-139 0-292 0-437 0-140 0-283 0-423 0-136 0-274 0-410 0-138 0-275 0-411 0-137-18-276 0-410 18-137 57-289-26-410-80-115-175-246-357-264-142-14-264-34-397-40-135-5-276-23-410 0-151 26-253-88-397-79-131 9-262 3-397 26-133 22-261 54-397 53-131-1-265 0-397 0-140 0-283 1-423 0-155 0-236-168-410-132-133 28-274-11-410 0-143 11-274 98-424 79-139-17-270 54-410 53-130-1-265 22-396 0-140-23-270-98-411-119-134-20-276-18-410 13-135 31-272 44-410 53-135 10-274 0-410 0-132 0-265-16-397 0-130 16-330-94-357 146-15 134-52 265-93 396s-45 273-39 411c5 131-9 264 13 396 21 131 61 262 66 397 5 137 33 273 40 410 8 136-11 275 13 411 23 131 12 263 13 396 2 140 0 282 0 424 0 131 0 265 0 397 0 131 33 268 0 396-35 133-87 261-92 397-5 144 1 292 0 437 0 142 13 285 66 423 50 131 100 267 106 410 5 131 11 265 0 397-12 137-85 272-67 410 22 168-146 235-105 410 31 133-1 275 0 411 1 134 60 263 66 396 7 137 21 274 26 411 5 135 6 274 0 410-5 137-65 268-53 410 11 131 1 265 0 397-1 136-5 273-13 410-7 132-28 264-40 397-12 131 11 260 27 396 18 155 131 260 132 411 1 139 75 261 93 396 20 145 145 325 317 265 129-45 267 10 397-53 127-61 274-33 410-26 141 7 314-67 410 92l133 13h132 53">
          <text:p/>
        </draw:path>
        <draw:custom-shape draw:style-name="gr8" draw:text-style-name="P1" draw:layer="layout" svg:width="3.75cm" svg:height="2.425cm" svg:x="13.1cm" svg:y="10.2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95cm" svg:height="2.002cm" svg:x="13.45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4.45cm" svg:y1="11.35cm" svg:x2="14.45cm" svg:y2="11.9cm">
          <text:p/>
        </draw:line>
        <draw:line draw:style-name="gr15" draw:text-style-name="P1" draw:layer="layout" svg:x1="14.45cm" svg:y1="11.35cm" svg:x2="14.926cm" svg:y2="11.075cm">
          <text:p text:style-name="P1"/>
        </draw:line>
        <draw:line draw:style-name="gr14" draw:text-style-name="P1" draw:layer="layout" svg:x1="14.426cm" svg:y1="11.35cm" svg:x2="13.95cm" svg:y2="11.075cm">
          <text:p/>
        </draw:line>
        <draw:custom-shape draw:style-name="gr16" draw:text-style-name="P1" draw:layer="layout" svg:width="0.4cm" svg:height="0.925cm" draw:transform="rotate (0.523598775598299) translate (14.616cm 10.7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4cm" svg:height="0.925cm" draw:transform="rotate (2.61799387799149) translate (13.771cm 11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025cm" svg:height="0.625cm" svg:x="15.65cm" svg:y="10.8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5.675cm" svg:y1="11.175cm" svg:x2="15.4cm" svg:y2="11.175cm">
          <text:p/>
        </draw:line>
        <draw:line draw:style-name="gr18" draw:text-style-name="P1" draw:layer="layout" svg:x1="16.675cm" svg:y1="11.15cm" svg:x2="17.45cm" svg:y2="11.15cm">
          <text:p/>
        </draw:line>
        <draw:custom-shape draw:style-name="gr19" draw:text-style-name="P1" draw:layer="layout" svg:width="0.45cm" svg:height="0.45cm" svg:x="17.45cm" svg:y="10.925cm">
          <text:p/>
          <draw:enhanced-geometry draw:glue-point-type="segments" draw:type="mso-spt100" draw:modifiers="-90 88.983021969280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0" draw:text-style-name="P1" draw:layer="layout" svg:width="0.125cm" svg:height="0.45cm" svg:x="17.7cm" svg:y="10.925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7.825cm" svg:y1="11.025cm" svg:x2="18.05cm" svg:y2="11.025cm">
          <text:p/>
        </draw:line>
        <draw:line draw:style-name="gr18" draw:text-style-name="P1" draw:layer="layout" svg:x1="17.825cm" svg:y1="11.275cm" svg:x2="18.05cm" svg:y2="11.275cm">
          <text:p/>
        </draw:line>
        <draw:custom-shape draw:style-name="gr21" draw:text-style-name="P1" draw:layer="layout" svg:width="0.4cm" svg:height="0.925cm" draw:transform="rotate (1.5707963267949) translate (14cm 12.275cm)">
          <text:p/>
          <draw:enhanced-geometry svg:viewBox="0 0 21600 21600" draw:type="rectangle" draw:enhanced-path="M 0 0 L 21600 0 21600 21600 0 21600 0 0 Z N"/>
        </draw:custom-shape>
        <draw:line draw:style-name="gr22" draw:text-style-name="P3" draw:layer="layout" svg:x1="15.425cm" svg:y1="9.025cm" svg:x2="15.425cm" svg:y2="10.225cm">
          <text:p/>
        </draw:line>
        <draw:line draw:style-name="gr22" draw:text-style-name="P3" draw:layer="layout" svg:x1="15.725cm" svg:y1="9.125cm" svg:x2="15.425cm" svg:y2="9.425cm">
          <text:p/>
        </draw:line>
        <draw:line draw:style-name="gr22" draw:text-style-name="P3" draw:layer="layout" svg:x1="15.125cm" svg:y1="9.125cm" svg:x2="15.425cm" svg:y2="9.425cm">
          <text:p/>
        </draw:line>
        <draw:custom-shape draw:style-name="gr23" draw:text-style-name="P1" draw:layer="layout" svg:width="1.4cm" svg:height="1.4cm" draw:transform="rotate (1.5707963267949) translate (14.15cm 9.8cm)">
          <text:p/>
          <draw:enhanced-geometry svg:viewBox="0 0 21600 21600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3" draw:text-style-name="P1" draw:layer="layout" svg:width="0.6cm" svg:height="0.6cm" draw:transform="rotate (1.5707963267949) translate (14.95cm 9.4cm)">
          <text:p/>
          <draw:enhanced-geometry svg:viewBox="0 0 21600 21600" draw:mirror-horizontal="false" draw:mirror-vertical="false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3" draw:text-style-name="P1" draw:layer="layout" svg:width="1cm" svg:height="1cm" draw:transform="rotate (1.5707963267949) translate (14.55cm 9.6cm)">
          <text:p/>
          <draw:enhanced-geometry svg:viewBox="0 0 21600 21600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" draw:text-style-name="P2" draw:layer="layout" svg:width="3.896cm" svg:height="0.88cm" svg:x="6.204cm" svg:y="12.975cm">
          <draw:text-box>
            <text:p><text:span text:style-name="T1">Boundary wire</text:span></text:p>
          </draw:text-box>
        </draw:frame>
        <draw:frame draw:style-name="gr24" draw:text-style-name="P2" draw:layer="layout" svg:width="4.679cm" svg:height="2.4cm" svg:x="16cm" svg:y="8.575cm">
          <draw:text-box>
            <text:p><text:span text:style-name="T1">Battery changing </text:span></text:p>
            <text:p><text:span text:style-name="T1">station</text:span></text:p>
          </draw:text-box>
        </draw:frame>
        <draw:custom-shape draw:style-name="gr25" draw:text-style-name="P1" draw:layer="layout" svg:width="0.925cm" svg:height="0.45cm" draw:transform="rotate (0.785398163397448) translate (1.433cm 6.138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cm" svg:height="0.15cm" draw:transform="rotate (0.785398163397448) translate (1.786cm 6.421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cm" svg:height="0.15cm" draw:transform="rotate (0.785398163397448) translate (2.158cm 6.049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5cm" svg:height="0.225cm" draw:transform="rotate (0.785398163397448) translate (1.963cm 6.49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0.15cm" svg:height="0.225cm" draw:transform="rotate (-2.35619449019235) translate (2.6cm 6.1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1.4cm" svg:height="0.8cm" draw:transform="rotate (0.785398163397448) translate (0.796cm 5.466cm)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.045cm" svg:y1="5.501cm" svg:x2="1.839cm" svg:y2="4.706cm">
          <text:p/>
        </draw:line>
        <draw:line draw:style-name="gr30" draw:text-style-name="P1" draw:layer="layout" svg:x1="1.187cm" svg:y1="5.643cm" svg:x2="1.981cm" svg:y2="4.848cm">
          <text:p/>
        </draw:line>
        <draw:line draw:style-name="gr30" draw:text-style-name="P1" draw:layer="layout" svg:x1="1.329cm" svg:y1="5.784cm" svg:x2="2.123cm" svg:y2="4.989cm">
          <text:p/>
        </draw:line>
        <draw:line draw:style-name="gr30" draw:text-style-name="P1" draw:layer="layout" svg:x1="1.292cm" svg:y1="4.972cm" svg:x2="1.857cm" svg:y2="5.537cm">
          <text:p/>
        </draw:line>
        <draw:line draw:style-name="gr31" draw:text-style-name="P1" draw:layer="layout" svg:x1="1.557cm" svg:y1="5.837cm" svg:x2="1.645cm" svg:y2="5.925cm">
          <text:p/>
        </draw:line>
        <draw:custom-shape draw:style-name="gr32" draw:text-style-name="P1" draw:layer="layout" svg:width="0.6cm" svg:height="0.725cm" draw:transform="rotate (-3.14159265358979) translate (1.883cm 5.35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925cm" svg:height="0.45cm" draw:transform="rotate (-0.785398163397449) translate (13.862cm 5.483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cm" svg:height="0.15cm" draw:transform="rotate (-0.785398163397448) translate (13.579cm 5.83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cm" svg:height="0.15cm" draw:transform="rotate (-0.785398163397448) translate (13.951cm 6.208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5cm" svg:height="0.225cm" draw:transform="rotate (-0.785398163397449) translate (13.509cm 6.01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0.15cm" svg:height="0.225cm" draw:transform="rotate (2.35619449019234) translate (13.827cm 6.6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1.4cm" svg:height="0.8cm" draw:transform="rotate (-0.785398163397449) translate (14.534cm 4.846cm)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4.499cm" svg:y1="5.095cm" svg:x2="15.294cm" svg:y2="5.889cm">
          <text:p/>
        </draw:line>
        <draw:line draw:style-name="gr30" draw:text-style-name="P1" draw:layer="layout" svg:x1="14.357cm" svg:y1="5.237cm" svg:x2="15.152cm" svg:y2="6.031cm">
          <text:p/>
        </draw:line>
        <draw:line draw:style-name="gr30" draw:text-style-name="P1" draw:layer="layout" svg:x1="14.215cm" svg:y1="5.379cm" svg:x2="15.01cm" svg:y2="6.173cm">
          <text:p/>
        </draw:line>
        <draw:line draw:style-name="gr30" draw:text-style-name="P1" draw:layer="layout" svg:x1="15.028cm" svg:y1="5.342cm" svg:x2="14.463cm" svg:y2="5.907cm">
          <text:p/>
        </draw:line>
        <draw:line draw:style-name="gr31" draw:text-style-name="P1" draw:layer="layout" svg:x1="14.162cm" svg:y1="5.607cm" svg:x2="14.074cm" svg:y2="5.695cm">
          <text:p/>
        </draw:line>
        <draw:custom-shape draw:style-name="gr32" draw:text-style-name="P1" draw:layer="layout" svg:width="0.6cm" svg:height="0.725cm" draw:transform="rotate (1.5707963267949) translate (14.649cm 5.93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925cm" svg:height="0.45cm" draw:transform="rotate (2.35619449019234) translate (2.188cm 14.413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cm" svg:height="0.15cm" draw:transform="rotate (2.35619449019234) translate (2.471cm 14.06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cm" svg:height="0.15cm" draw:transform="rotate (2.35619449019234) translate (2.099cm 13.688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5cm" svg:height="0.225cm" draw:transform="rotate (2.35619449019234) translate (2.541cm 13.8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0.15cm" svg:height="0.225cm" draw:transform="rotate (-0.785398163397449) translate (2.223cm 13.24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1.4cm" svg:height="0.8cm" draw:transform="rotate (2.35619449019234) translate (1.516cm 15.05cm)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.551cm" svg:y1="14.801cm" svg:x2="0.756cm" svg:y2="14.007cm">
          <text:p/>
        </draw:line>
        <draw:line draw:style-name="gr30" draw:text-style-name="P1" draw:layer="layout" svg:x1="1.693cm" svg:y1="14.658cm" svg:x2="0.898cm" svg:y2="13.864cm">
          <text:p/>
        </draw:line>
        <draw:line draw:style-name="gr30" draw:text-style-name="P1" draw:layer="layout" svg:x1="1.834cm" svg:y1="14.517cm" svg:x2="1.039cm" svg:y2="13.723cm">
          <text:p/>
        </draw:line>
        <draw:line draw:style-name="gr30" draw:text-style-name="P1" draw:layer="layout" svg:x1="1.022cm" svg:y1="14.554cm" svg:x2="1.587cm" svg:y2="13.989cm">
          <text:p/>
        </draw:line>
        <draw:line draw:style-name="gr31" draw:text-style-name="P1" draw:layer="layout" svg:x1="1.887cm" svg:y1="14.289cm" svg:x2="1.975cm" svg:y2="14.201cm">
          <text:p/>
        </draw:line>
        <draw:custom-shape draw:style-name="gr32" draw:text-style-name="P1" draw:layer="layout" svg:width="0.6cm" svg:height="0.725cm" draw:transform="rotate (-1.5707963267949) translate (1.401cm 13.96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" draw:layer="layout" svg:width="0.925cm" svg:height="0.45cm" draw:transform="rotate (-2.35619449019235) translate (14.488cm 13.812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cm" svg:height="0.15cm" draw:transform="rotate (-2.35619449019235) translate (14.135cm 13.529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cm" svg:height="0.15cm" draw:transform="rotate (-2.35619449019235) translate (13.763cm 13.901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15cm" svg:height="0.225cm" draw:transform="rotate (-2.35619449019235) translate (13.958cm 13.45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" draw:layer="layout" svg:width="0.15cm" svg:height="0.225cm" draw:transform="rotate (0.785398163397448) translate (13.321cm 13.77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" draw:layer="layout" svg:width="1.4cm" svg:height="0.8cm" draw:transform="rotate (-2.35619449019235) translate (15.125cm 14.484cm)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14.876cm" svg:y1="14.449cm" svg:x2="14.082cm" svg:y2="15.244cm">
          <text:p/>
        </draw:line>
        <draw:line draw:style-name="gr30" draw:text-style-name="P1" draw:layer="layout" svg:x1="14.733cm" svg:y1="14.307cm" svg:x2="13.939cm" svg:y2="15.102cm">
          <text:p/>
        </draw:line>
        <draw:line draw:style-name="gr30" draw:text-style-name="P1" draw:layer="layout" svg:x1="14.592cm" svg:y1="14.165cm" svg:x2="13.798cm" svg:y2="14.96cm">
          <text:p/>
        </draw:line>
        <draw:line draw:style-name="gr30" draw:text-style-name="P1" draw:layer="layout" svg:x1="14.629cm" svg:y1="14.978cm" svg:x2="14.064cm" svg:y2="14.413cm">
          <text:p/>
        </draw:line>
        <draw:line draw:style-name="gr31" draw:text-style-name="P1" draw:layer="layout" svg:x1="14.364cm" svg:y1="14.112cm" svg:x2="14.276cm" svg:y2="14.024cm">
          <text:p/>
        </draw:line>
        <draw:custom-shape draw:style-name="gr32" draw:text-style-name="P1" draw:layer="layout" svg:width="0.6cm" svg:height="0.725cm" svg:x="14.038cm" svg:y="14.5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layer="layout" svg:width="5.025cm" svg:height="2.462cm" svg:x="14.625cm" svg:y="14.975cm">
          <draw:text-box>
            <text:p>Ultrasonic positioning system nodes</text:p>
          </draw:text-box>
        </draw:frame>
        <draw:frame draw:style-name="gr34" draw:text-style-name="P1" draw:layer="layout" svg:width="3.83cm" svg:height="2.651cm" svg:x="3.088cm" svg:y="15.512cm">
          <draw:image xlink:href="Pictures/10000201000001C70000013B78A8E1E5.png" xlink:type="simple" xlink:show="embed" xlink:actuate="onLoad">
            <text:p/>
          </draw:image>
        </draw:frame>
        <draw:custom-shape draw:style-name="gr23" draw:text-style-name="P1" draw:layer="layout" svg:width="1.4cm" svg:height="1.4cm" draw:transform="rotate (-0.523598775598299) translate (6.138cm 14.325cm)">
          <text:p/>
          <draw:enhanced-geometry svg:viewBox="0 0 21600 21600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3" draw:text-style-name="P1" draw:layer="layout" svg:width="0.6cm" svg:height="0.6cm" draw:transform="rotate (-0.523598775598299) translate (6.084cm 15.218cm)">
          <text:p/>
          <draw:enhanced-geometry svg:viewBox="0 0 21600 21600" draw:mirror-horizontal="false" draw:mirror-vertical="false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3" draw:text-style-name="P1" draw:layer="layout" svg:width="1cm" svg:height="1cm" draw:transform="rotate (-0.523598775598299) translate (6.111cm 14.771cm)">
          <text:p/>
          <draw:enhanced-geometry svg:viewBox="0 0 21600 21600" draw:type="block-arc" draw:modifiers="-147.413791629292 10717.73286170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35" draw:text-style-name="P2" draw:layer="layout" svg:width="4.078cm" svg:height="1.525cm" svg:x="2.925cm" svg:y="17.75cm">
          <draw:text-box>
            <text:p><text:span text:style-name="T1">Webinterface / </text:span></text:p>
            <text:p><text:span text:style-name="T1">Remote contro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0T20:40:58.026346760</meta:creation-date>
    <dc:date>2014-08-20T21:43:08.381484207</dc:date>
    <meta:editing-duration>PT49M32S</meta:editing-duration>
    <meta:editing-cycles>9</meta:editing-cycles>
    <meta:generator>LibreOffice/4.2.5.2$Linux_X86_64 LibreOffice_project/420m0$Build-2</meta:generator>
    <meta:document-statistic meta:object-count="96"/>
  </office:meta>
</office:document-meta>
</file>